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835cm"/>
    </style:style>
    <style:style style:name="gr11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marker-start="Arrow" draw:marker-end="Arrow" draw:fill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000000" draw:marker-start="" draw:marker-end="Arrow" draw:marker-end-width="0.2cm" draw:fill="none" draw:textarea-vertical-align="middle"/>
    </style:style>
    <style:style style:name="gr18" style:family="graphic" style:parent-style-name="standard">
      <style:graphic-properties draw:stroke="dash" draw:stroke-dash="Ultrafine_20_Dashed" svg:stroke-color="#000000" draw:marker-start="" draw:marker-end="Arrow" draw:fill="none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Arrow" draw:marker-end-width="0.2cm" draw:fill="none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stroke="solid" draw:stroke-dash="Ultrafine_20_Dashed" svg:stroke-color="#000000" draw:marker-start="" draw:marker-end="" draw:fill="none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" draw:marker-end="Arrow" draw:marker-end-width="0.1cm" draw:fill="none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Arrow" draw:marker-end-width="0.3cm" draw:fill="none" draw:textarea-vertical-align="middle"/>
    </style:style>
    <style:style style:name="gr24" style:family="graphic" style:parent-style-name="standard">
      <style:graphic-properties draw:stroke="solid" draw:stroke-dash="Ultrafine_20_Dashed" svg:stroke-color="#000000" draw:marker-start="" draw:marker-end="" draw:fill="none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solid" draw:stroke-dash="Ultrafine_20_Dashed" svg:stroke-color="#000000" draw:marker-start="Arrow" draw:marker-start-width="0.3cm" draw:marker-end="Arrow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Dashed_20__28_var_29_" svg:stroke-color="#000000" draw:marker-start="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Dashed_20__28_var_29_" svg:stroke-color="#000000" draw:marker-start="" draw:marker-end=""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stroke-dash="Dashed_20__28_var_29_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draw:stroke-dash="Dashed_20__28_var_29_" svg:stroke-color="#000000" draw:marker-start="" draw:marker-end="" draw:fill="none" draw:textarea-horizontal-align="justify" draw:textarea-vertical-align="middle" draw:auto-grow-height="false"/>
    </style:style>
    <style:style style:name="gr30" style:family="graphic" style:parent-style-name="standard">
      <style:graphic-properties draw:stroke="none" draw:stroke-dash="Dashed_20__28_var_29_" svg:stroke-color="#000000" draw:marker-start="" draw:marker-end="" draw:fill="none" draw:fill-color="#ffffff" draw:textarea-horizontal-align="left" draw:auto-grow-height="true" draw:auto-grow-width="true" fo:min-height="0.433cm" fo:min-width="0cm"/>
    </style:style>
    <style:style style:name="gr31" style:family="graphic" style:parent-style-name="objectwithoutfill">
      <style:graphic-properties draw:stroke="solid" draw:stroke-dash="Dashed_20__28_var_29_" svg:stroke-color="#000000" draw:marker-start="" draw:marker-end="" draw:fill="none" draw:textarea-vertical-align="middle"/>
    </style:style>
    <style:style style:name="gr32" style:family="graphic" style:parent-style-name="objectwithoutfill">
      <style:graphic-properties draw:stroke="solid" draw:stroke-dash="Dashed_20__28_var_29_" svg:stroke-color="#000000" draw:marker-start="" draw:marker-end="Arrow" draw:marker-end-width="0.3cm" draw:fill="none" draw:textarea-vertical-align="middle"/>
    </style:style>
    <style:style style:name="gr33" style:family="graphic" style:parent-style-name="objectwithoutfill">
      <style:graphic-properties draw:stroke="dash" draw:stroke-dash="Fine_20_Dotted" svg:stroke-color="#000000" draw:marker-start="" draw:marker-end="Arrow" draw:marker-end-width="0.1cm" draw:fill="none" draw:textarea-vertical-align="middle"/>
    </style:style>
    <style:style style:name="gr34" style:family="graphic" style:parent-style-name="standard">
      <style:graphic-properties draw:stroke="none" draw:stroke-dash="Fine_20_Dott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draw:stroke="none" draw:stroke-dash="Fine_20_Dotted" svg:stroke-color="#000000" draw:marker-start="" draw:marker-end="" draw:fill="none" draw:fill-color="#ffffff" draw:textarea-horizontal-align="left" draw:auto-grow-height="true" draw:auto-grow-width="true" fo:min-height="0.43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7" style:family="paragraph">
      <style:paragraph-properties fo:text-align="center"/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P8" style:family="paragraph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P9" style:family="paragraph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P10" style:family="paragraph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5" style:family="text">
      <style:text-properties fo:font-size="11pt" fo:font-style="normal" style:text-underline-style="none" style:font-size-asian="11pt" style:font-style-asian="normal" style:font-size-complex="11pt" style:font-style-complex="normal"/>
    </style:style>
    <style:style style:name="T6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5" draw:id="id5" draw:layer="layout" svg:width="5.222cm" svg:height="4.087cm" svg:x="23.078cm" svg:y="6.6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.078cm" svg:y1="6.822cm" svg:x2="28.3cm" svg:y2="6.822cm">
          <text:p/>
        </draw:line>
        <draw:line draw:style-name="gr2" draw:text-style-name="P1" draw:layer="layout" svg:x1="28.091cm" svg:y1="6.613cm" svg:x2="28.091cm" svg:y2="6.828cm">
          <text:p/>
        </draw:line>
        <draw:line draw:style-name="gr2" draw:text-style-name="P1" draw:layer="layout" svg:x1="27.882cm" svg:y1="6.613cm" svg:x2="27.882cm" svg:y2="6.828cm">
          <text:p/>
        </draw:line>
        <draw:line draw:style-name="gr2" draw:text-style-name="P1" draw:layer="layout" svg:x1="27.673cm" svg:y1="6.613cm" svg:x2="27.673cm" svg:y2="6.828cm">
          <text:p/>
        </draw:line>
        <draw:custom-shape draw:style-name="gr3" draw:text-style-name="P1" xml:id="id7" draw:id="id7" draw:layer="layout" svg:width="2.716cm" svg:height="1.864cm" svg:x="24.331cm" svg:y="7.924cm">
          <text:p text:style-name="P1">VLC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3.078cm" svg:y1="7.004cm" svg:x2="28.3cm" svg:y2="7.004cm">
          <text:p/>
        </draw:line>
        <draw:custom-shape draw:style-name="gr4" draw:text-style-name="P1" xml:id="id4" draw:id="id4" draw:layer="layout" svg:width="2.276cm" svg:height="3.096cm" svg:x="19.433cm" svg:y="4.99cm">
          <text:p text:style-name="P1">Ruby</text:p>
          <text:p text:style-name="P1">On</text:p>
          <text:p text:style-name="P1">Rai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37cm" svg:height="2.367cm" svg:x="17.43cm" svg:y="1.3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2.276cm" svg:height="5.744cm" svg:x="19.46cm" svg:y="8.856cm">
          <text:p text:style-name="P1">RTSP</text:p>
          <text:p>serv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.519cm" svg:height="1.395cm" svg:x="12.3cm" svg:y="3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5" draw:text-style-name="P1" xml:id="id28" draw:id="id28" draw:layer="layout" svg:width="2.605cm" svg:height="3.811cm" svg:x="10.695cm" svg:y="6.389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6" draw:text-style-name="P1" xml:id="id21" draw:id="id21" draw:layer="layout" svg:width="1.5cm" svg:height="1.5cm" svg:x="2.88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2" draw:id="id22" draw:layer="layout" svg:width="1.4cm" svg:height="1.6cm" svg:x="2.9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.9cm" svg:y1="6.6cm" svg:x2="4.3cm" svg:y2="6.6cm">
          <text:p/>
        </draw:line>
        <draw:custom-shape draw:style-name="gr6" draw:text-style-name="P1" xml:id="id23" draw:id="id23" draw:layer="layout" svg:width="1.5cm" svg:height="1.5cm" svg:x="4.6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1.4cm" svg:height="1.6cm" svg:x="4.65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65cm" svg:y1="6.6cm" svg:x2="6.05cm" svg:y2="6.6cm">
          <text:p/>
        </draw:line>
        <draw:custom-shape draw:style-name="gr6" draw:text-style-name="P1" xml:id="id25" draw:id="id25" draw:layer="layout" svg:width="1.5cm" svg:height="1.5cm" svg:x="7.484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6" draw:id="id26" draw:layer="layout" svg:width="1.4cm" svg:height="1.6cm" svg:x="7.534cm" svg:y="5.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534cm" svg:y1="6.6cm" svg:x2="8.934cm" svg:y2="6.6cm">
          <text:p/>
        </draw:line>
        <draw:custom-shape draw:style-name="gr8" draw:text-style-name="P1" xml:id="id29" draw:id="id29" draw:layer="layout" svg:width="2.64cm" svg:height="4.499cm" svg:x="13.728cm" svg:y="10.6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874cm" svg:height="0.763cm" svg:x="2.697cm" svg:y="2.169cm">
          <draw:text-box>
            <text:p><text:span text:style-name="T1">cam_1</text:span></text:p>
          </draw:text-box>
        </draw:frame>
        <draw:frame draw:style-name="gr9" draw:text-style-name="P2" draw:layer="layout" svg:width="1.874cm" svg:height="0.763cm" svg:x="4.397cm" svg:y="2.169cm">
          <draw:text-box>
            <text:p><text:span text:style-name="T1">cam_2</text:span></text:p>
          </draw:text-box>
        </draw:frame>
        <draw:frame draw:style-name="gr9" draw:text-style-name="P2" draw:layer="layout" svg:width="1.874cm" svg:height="0.763cm" svg:x="7.297cm" svg:y="2.169cm">
          <draw:text-box>
            <text:p><text:span text:style-name="T1">cam_n</text:span></text:p>
          </draw:text-box>
        </draw:frame>
        <draw:frame draw:style-name="gr10" draw:layer="layout" svg:width="1.035cm" svg:height="0.962cm" svg:x="6.265cm" svg:y="1.9cm">
          <draw:text-box>
            <text:p>...</text:p>
          </draw:text-box>
        </draw:frame>
        <draw:frame draw:style-name="gr9" draw:layer="layout" svg:width="1.035cm" svg:height="0.962cm" svg:x="6.266cm" svg:y="5.5cm">
          <draw:text-box>
            <text:p>...</text:p>
          </draw:text-box>
        </draw:frame>
        <draw:custom-shape draw:style-name="gr6" draw:text-style-name="P1" xml:id="id30" draw:id="id30" draw:layer="layout" svg:width="1.2cm" svg:height="1.4cm" svg:x="1.783cm" svg:y="8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1" draw:id="id31" draw:layer="layout" svg:width="1.2cm" svg:height="1.4cm" svg:x="1.8cm" svg:y="10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32" draw:id="id32" draw:layer="layout" svg:width="1.2cm" svg:height="1.4cm" svg:x="1.8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2" draw:id="id2" draw:layer="layout" svg:width="2.068cm" svg:height="3.723cm" svg:x="14.3cm" svg:y="4.677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3.059cm" svg:y1="4.395cm" svg:x2="14.3cm" svg:y2="6.538cm" draw:start-shape="id1" draw:start-glue-point="2" draw:end-shape="id2" draw:end-glue-point="3" svg:d="m13059 4395 1241 2143" svg:viewBox="0 0 1242 2144">
          <text:p/>
        </draw:connector>
        <draw:connector draw:style-name="gr12" draw:text-style-name="P1" draw:layer="layout" draw:type="line" svg:x1="13.819cm" svg:y1="3.697cm" svg:x2="17.43cm" svg:y2="2.483cm" draw:start-shape="id1" draw:start-glue-point="1" draw:end-shape="id3" draw:end-glue-point="3" svg:d="m13819 3697 3611-1214" svg:viewBox="0 0 3612 1215">
          <text:p/>
        </draw:connector>
        <draw:connector draw:style-name="gr12" draw:text-style-name="P1" draw:layer="layout" draw:type="line" svg:x1="20.571cm" svg:y1="4.99cm" svg:x2="19.615cm" svg:y2="3.667cm" draw:start-shape="id4" draw:start-glue-point="0" draw:end-shape="id3" draw:end-glue-point="2" svg:d="m20571 4990-956-1323" svg:viewBox="0 0 957 1324">
          <text:p/>
        </draw:connector>
        <draw:connector draw:style-name="gr12" draw:text-style-name="P1" draw:layer="layout" draw:type="line" svg:x1="16.368cm" svg:y1="6.538cm" svg:x2="19.433cm" svg:y2="6.538cm" draw:start-shape="id2" draw:start-glue-point="1" draw:end-shape="id4" draw:end-glue-point="3" svg:d="m16368 6538h3065" svg:viewBox="0 0 3066 1">
          <text:p/>
        </draw:connector>
        <draw:frame draw:style-name="gr13" draw:text-style-name="P3" draw:layer="layout" svg:width="2.691cm" svg:height="0.725cm" svg:x="16.609cm" svg:y="5.7cm">
          <draw:text-box>
            <text:p><text:span text:style-name="T2">Unix socket</text:span></text:p>
          </draw:text-box>
        </draw:frame>
        <draw:frame draw:style-name="gr13" draw:text-style-name="P3" draw:layer="layout" svg:width="1.632cm" svg:height="0.725cm" svg:x="17.1cm" svg:y="6.5cm">
          <draw:text-box>
            <text:p><text:span text:style-name="T2">JSON</text:span></text:p>
          </draw:text-box>
        </draw:frame>
        <draw:connector draw:name="qq" draw:style-name="gr12" draw:text-style-name="P1" draw:layer="layout" draw:type="line" svg:x1="21.709cm" svg:y1="6.538cm" svg:x2="23.078cm" svg:y2="8.656cm" draw:start-shape="id4" draw:start-glue-point="1" draw:end-shape="id5" svg:d="m21709 6538 1369 2118" svg:viewBox="0 0 1370 2119">
          <svg:desc>qq</svg:desc>
          <text:p/>
        </draw:connector>
        <draw:connector draw:style-name="gr14" draw:text-style-name="P1" draw:layer="layout" draw:type="line" svg:x1="21.736cm" svg:y1="11.728cm" svg:x2="24.331cm" svg:y2="8.856cm" draw:start-shape="id6" draw:start-glue-point="1" draw:end-shape="id7" draw:end-glue-point="3" svg:d="m21736 11728 2595-2872" svg:viewBox="0 0 2596 2873">
          <text:p/>
        </draw:connector>
        <draw:custom-shape draw:style-name="gr15" draw:text-style-name="P4" xml:id="id8" draw:id="id8" draw:layer="layout" svg:width="2.3cm" svg:height="1.1cm" svg:x="13.9cm" svg:y="11.1cm">
          <text:p text:style-name="P1"><text:span text:style-name="T2">Scree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9" draw:id="id9" draw:layer="layout" svg:width="1.6cm" svg:height="0.3cm" svg:x="17.1cm" svg:y="12cm">
          <text:p text:style-name="P1"><text:span text:style-name="T3">sdp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6.2cm" svg:y1="11.65cm" svg:x2="17.1cm" svg:y2="12.15cm" draw:start-shape="id8" draw:start-glue-point="1" draw:end-shape="id9" draw:end-glue-point="3" svg:d="m16200 11650 900 500" svg:viewBox="0 0 901 501">
          <text:p/>
        </draw:connector>
        <draw:connector draw:style-name="gr14" draw:text-style-name="P1" xml:id="id11" draw:id="id11" draw:layer="layout" draw:type="line" svg:x1="18.7cm" svg:y1="12.15cm" svg:x2="18.7cm" svg:y2="12.15cm" draw:start-shape="id9" draw:start-glue-point="1" draw:end-shape="id9" svg:d="" svg:viewBox="0 0 1 1">
          <text:p/>
        </draw:connector>
        <draw:custom-shape draw:style-name="gr18" draw:text-style-name="P4" xml:id="id10" draw:id="id10" draw:layer="layout" svg:width="1.9cm" svg:height="0.5cm" svg:x="19.648cm" svg:y="11.409cm">
          <text:p text:style-name="P1"><text:span text:style-name="T2">Stream 1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6.2cm" svg:y1="11.65cm" svg:x2="19.648cm" svg:y2="11.659cm" draw:start-shape="id8" draw:start-glue-point="1" draw:end-shape="id10" draw:end-glue-point="3" svg:d="m16200 11650 3448 9" svg:viewBox="0 0 3449 10">
          <text:p/>
        </draw:connector>
        <draw:connector draw:style-name="gr19" draw:text-style-name="P1" draw:layer="layout" draw:type="line" svg:x1="18.7cm" svg:y1="12.15cm" svg:x2="19.648cm" svg:y2="11.659cm" draw:start-shape="id11" draw:start-glue-point="0" draw:end-shape="id10" draw:end-glue-point="3" svg:d="m18700 12150 948-491" svg:viewBox="0 0 949 492">
          <text:p/>
        </draw:connector>
        <draw:custom-shape draw:style-name="gr15" draw:text-style-name="P4" xml:id="id12" draw:id="id12" draw:layer="layout" svg:width="2.3cm" svg:height="1.1cm" svg:x="13.901cm" svg:y="12.3cm">
          <text:p text:style-name="P1"><text:span text:style-name="T2">Screen 2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3" draw:id="id13" draw:layer="layout" svg:width="1.6cm" svg:height="0.3cm" svg:x="17.101cm" svg:y="13.2cm">
          <text:p text:style-name="P1"><text:span text:style-name="T3">sdp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6.201cm" svg:y1="12.85cm" svg:x2="17.101cm" svg:y2="13.35cm" draw:start-shape="id12" draw:start-glue-point="1" draw:end-shape="id13" draw:end-glue-point="3" svg:d="m16201 12850 900 500" svg:viewBox="0 0 901 501">
          <text:p/>
        </draw:connector>
        <draw:connector draw:style-name="gr14" draw:text-style-name="P1" xml:id="id15" draw:id="id15" draw:layer="layout" draw:type="line" svg:x1="18.701cm" svg:y1="13.35cm" svg:x2="18.701cm" svg:y2="13.35cm" draw:start-shape="id13" draw:start-glue-point="1" draw:end-shape="id13" svg:d="" svg:viewBox="0 0 1 1">
          <text:p/>
        </draw:connector>
        <draw:custom-shape draw:style-name="gr18" draw:text-style-name="P4" xml:id="id14" draw:id="id14" draw:layer="layout" svg:width="1.9cm" svg:height="0.5cm" svg:x="19.648cm" svg:y="12.609cm">
          <text:p text:style-name="P1"><text:span text:style-name="T2">Stream 2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6.201cm" svg:y1="12.85cm" svg:x2="19.648cm" svg:y2="12.859cm" draw:start-shape="id12" draw:start-glue-point="1" draw:end-shape="id14" draw:end-glue-point="3" svg:d="m16201 12850 3447 9" svg:viewBox="0 0 3448 10">
          <text:p/>
        </draw:connector>
        <draw:connector draw:style-name="gr19" draw:text-style-name="P1" draw:layer="layout" draw:type="line" svg:x1="18.701cm" svg:y1="13.35cm" svg:x2="19.648cm" svg:y2="12.859cm" draw:start-shape="id15" draw:start-glue-point="0" draw:end-shape="id14" draw:end-glue-point="3" svg:d="m18701 13350 947-491" svg:viewBox="0 0 948 492">
          <text:p/>
        </draw:connector>
        <draw:custom-shape draw:style-name="gr15" draw:text-style-name="P4" xml:id="id16" draw:id="id16" draw:layer="layout" svg:width="2.3cm" svg:height="1.1cm" svg:x="13.902cm" svg:y="13.5cm">
          <text:p text:style-name="P1"><text:span text:style-name="T2">Screen 3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xml:id="id17" draw:id="id17" draw:layer="layout" svg:width="1.6cm" svg:height="0.3cm" svg:x="17.102cm" svg:y="14.4cm">
          <text:p text:style-name="P1"><text:span text:style-name="T3">sdp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16.202cm" svg:y1="14.05cm" svg:x2="17.102cm" svg:y2="14.55cm" draw:start-shape="id16" draw:start-glue-point="1" draw:end-shape="id17" draw:end-glue-point="3" svg:d="m16202 14050 900 500" svg:viewBox="0 0 901 501">
          <text:p/>
        </draw:connector>
        <draw:connector draw:style-name="gr14" draw:text-style-name="P1" xml:id="id19" draw:id="id19" draw:layer="layout" draw:type="line" svg:x1="18.702cm" svg:y1="14.55cm" svg:x2="18.702cm" svg:y2="14.55cm" draw:start-shape="id17" draw:start-glue-point="1" draw:end-shape="id17" svg:d="" svg:viewBox="0 0 1 1">
          <text:p/>
        </draw:connector>
        <draw:custom-shape draw:style-name="gr18" draw:text-style-name="P4" xml:id="id18" draw:id="id18" draw:layer="layout" svg:width="1.9cm" svg:height="0.5cm" svg:x="19.648cm" svg:y="13.809cm">
          <text:p text:style-name="P1"><text:span text:style-name="T2">Stream 3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type="line" svg:x1="16.202cm" svg:y1="14.05cm" svg:x2="19.648cm" svg:y2="14.059cm" draw:start-shape="id16" draw:start-glue-point="1" draw:end-shape="id18" draw:end-glue-point="3" svg:d="m16202 14050 3446 9" svg:viewBox="0 0 3447 10">
          <text:p/>
        </draw:connector>
        <draw:connector draw:style-name="gr19" draw:text-style-name="P1" draw:layer="layout" draw:type="line" svg:x1="18.702cm" svg:y1="14.55cm" svg:x2="19.648cm" svg:y2="14.059cm" draw:start-shape="id19" draw:start-glue-point="0" draw:end-shape="id18" draw:end-glue-point="3" svg:d="m18702 14550 946-491" svg:viewBox="0 0 947 492">
          <text:p/>
        </draw:connector>
        <draw:frame draw:style-name="gr20" draw:text-style-name="P1" draw:layer="layout" svg:width="2.263cm" svg:height="1.673cm" svg:x="19.467cm" svg:y="9.227cm">
          <draw:text-box>
            <text:p text:style-name="P1">RTSP</text:p>
            <text:p text:style-name="P1">server</text:p>
          </draw:text-box>
        </draw:frame>
        <draw:line draw:style-name="gr21" draw:text-style-name="P1" xml:id="id20" draw:id="id20" draw:layer="layout" svg:x1="14.3cm" svg:y1="12.3cm" svg:x2="14.3cm" svg:y2="13.4cm">
          <text:p/>
        </draw:line>
        <draw:connector draw:style-name="gr22" draw:text-style-name="P1" draw:layer="layout" draw:type="line" svg:x1="14.3cm" svg:y1="12.85cm" svg:x2="16.201cm" svg:y2="12.85cm" draw:start-shape="id20" draw:start-glue-point="1" draw:end-shape="id12" draw:end-glue-point="1" svg:d="m14300 12850h1901" svg:viewBox="0 0 1902 1">
          <text:p/>
        </draw:connector>
        <draw:connector draw:style-name="gr23" draw:text-style-name="P1" draw:layer="layout" draw:type="line" svg:x1="3.634cm" svg:y1="3.3cm" svg:x2="3.6cm" svg:y2="5.5cm" draw:start-shape="id21" draw:start-glue-point="8" draw:end-shape="id22" draw:end-glue-point="0" svg:d="m3634 3300-34 2200" svg:viewBox="0 0 35 2201">
          <text:p/>
        </draw:connector>
        <draw:connector draw:style-name="gr23" draw:text-style-name="P1" draw:layer="layout" draw:type="line" svg:x1="5.35cm" svg:y1="3.3cm" svg:x2="5.35cm" svg:y2="5.5cm" draw:start-shape="id23" draw:start-glue-point="8" draw:end-shape="id24" draw:end-glue-point="0" svg:d="m5350 3300v2200" svg:viewBox="0 0 1 2201">
          <text:p/>
        </draw:connector>
        <draw:connector draw:style-name="gr23" draw:text-style-name="P1" draw:layer="layout" draw:type="line" svg:x1="8.234cm" svg:y1="3.3cm" svg:x2="8.234cm" svg:y2="5.5cm" draw:start-shape="id25" draw:start-glue-point="8" draw:end-shape="id26" draw:end-glue-point="0" svg:d="m8234 3300v2200" svg:viewBox="0 0 1 2201">
          <text:p/>
        </draw:connector>
        <draw:custom-shape draw:style-name="gr24" draw:text-style-name="P5" xml:id="id27" draw:id="id27" draw:layer="layout" svg:width="1.9cm" svg:height="1cm" svg:x="12.1cm" svg:y="1.3cm">
          <text:p text:style-name="P1"><text:span text:style-name="T3">config.tx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3" draw:text-style-name="P1" draw:layer="layout" draw:type="line" svg:x1="13.05cm" svg:y1="2.3cm" svg:x2="13.059cm" svg:y2="3cm" draw:start-shape="id27" draw:start-glue-point="6" draw:end-shape="id1" draw:end-glue-point="0" svg:d="m13050 2300 9 700" svg:viewBox="0 0 10 701">
          <text:p/>
        </draw:connector>
        <draw:connector draw:style-name="gr25" draw:text-style-name="P1" draw:layer="layout" draw:type="line" svg:x1="11.997cm" svg:y1="6.389cm" svg:x2="13.059cm" svg:y2="4.395cm" draw:start-shape="id28" draw:start-glue-point="0" draw:end-shape="id1" draw:end-glue-point="2" svg:d="m11997 6389 1062-1994" svg:viewBox="0 0 1063 1995">
          <text:p/>
        </draw:connector>
        <draw:connector draw:style-name="gr23" draw:text-style-name="P1" draw:layer="layout" draw:type="line" svg:x1="15.334cm" svg:y1="8.4cm" svg:x2="15.048cm" svg:y2="10.601cm" draw:start-shape="id2" draw:start-glue-point="2" draw:end-shape="id29" draw:end-glue-point="0" svg:d="m15334 8400-286 2201" svg:viewBox="0 0 287 2202">
          <text:p/>
        </draw:connector>
        <draw:connector draw:style-name="gr26" draw:text-style-name="P1" draw:layer="layout" svg:x1="3.6cm" svg:y1="7.1cm" svg:x2="2.983cm" svg:y2="9.2cm" draw:start-shape="id22" draw:start-glue-point="2" draw:end-shape="id30" draw:end-glue-point="7" svg:d="m3600 7100v2100h-617" svg:viewBox="0 0 618 2101">
          <text:p/>
        </draw:connector>
        <draw:connector draw:style-name="gr26" draw:text-style-name="P1" draw:layer="layout" svg:x1="5.35cm" svg:y1="7.1cm" svg:x2="3cm" svg:y2="10.9cm" draw:start-shape="id24" draw:start-glue-point="2" draw:end-shape="id31" draw:end-glue-point="7" svg:d="m5350 7100v3800h-2350" svg:viewBox="0 0 2351 3801">
          <text:p/>
        </draw:connector>
        <draw:connector draw:style-name="gr26" draw:text-style-name="P1" draw:layer="layout" svg:x1="8.234cm" svg:y1="7.1cm" svg:x2="3cm" svg:y2="12.6cm" draw:start-shape="id26" draw:start-glue-point="2" draw:end-shape="id32" draw:end-glue-point="7" svg:d="m8234 7100v5500h-5234" svg:viewBox="0 0 5235 5501">
          <text:p/>
        </draw:connector>
        <draw:connector draw:style-name="gr26" draw:text-style-name="P1" draw:layer="layout" draw:line-skew="-1.017cm" svg:x1="8.934cm" svg:y1="6.3cm" svg:x2="13.9cm" svg:y2="11.65cm" draw:start-shape="id26" draw:start-glue-point="1" draw:end-shape="id8" draw:end-glue-point="3" svg:d="m8934 6300h1466v5350h3500" svg:viewBox="0 0 4967 5351">
          <text:p/>
        </draw:connector>
        <draw:connector draw:style-name="gr26" draw:text-style-name="P1" draw:layer="layout" draw:line-skew="-3.089cm" svg:x1="6.05cm" svg:y1="6.3cm" svg:x2="13.728cm" svg:y2="12.85cm" draw:start-shape="id24" draw:start-glue-point="1" draw:end-shape="id29" draw:end-glue-point="3" svg:d="m6050 6300h750v6550h6928" svg:viewBox="0 0 7679 6551">
          <text:p/>
        </draw:connector>
        <draw:connector draw:style-name="gr26" draw:text-style-name="P1" draw:layer="layout" draw:line-skew="-1.318cm" svg:x1="8.934cm" svg:y1="6.3cm" svg:x2="13.901cm" svg:y2="12.85cm" draw:start-shape="id26" draw:start-glue-point="1" draw:end-shape="id12" draw:end-glue-point="3" svg:d="m8934 6300h1166v6550h3801" svg:viewBox="0 0 4968 6551">
          <text:p/>
        </draw:connector>
        <draw:custom-shape draw:style-name="gr27" draw:text-style-name="P1" xml:id="id35" draw:id="id35" draw:layer="layout" svg:width="2.2cm" svg:height="9.5cm" svg:x="1.3cm" svg:y="8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cm" svg:height="4.1cm" svg:x="1.4cm" svg:y="1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34" draw:id="id34" draw:layer="layout" svg:width="1.2cm" svg:height="1.4cm" svg:x="1.8cm" svg:y="14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1.2cm" svg:height="1.4cm" svg:x="1.8cm" svg:y="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3" draw:layer="layout" svg:width="1.912cm" svg:height="0.725cm" svg:x="1.444cm" svg:y="13.5cm">
          <draw:text-box>
            <text:p><text:span text:style-name="T2">Archive</text:span></text:p>
          </draw:text-box>
        </draw:frame>
        <draw:custom-shape draw:style-name="gr29" draw:text-style-name="P1" xml:id="id33" draw:id="id33" draw:layer="layout" svg:width="1.2cm" svg:height="1.1cm" svg:x="11.1cm" svg:y="13.5cm">
          <text:p/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line" svg:x1="12.3cm" svg:y1="14.05cm" svg:x2="13.902cm" svg:y2="14.05cm" draw:start-shape="id33" draw:start-glue-point="1" draw:end-shape="id16" draw:end-glue-point="3" svg:d="m12300 14050h1602" svg:viewBox="0 0 1603 1">
          <text:p/>
        </draw:connector>
        <draw:connector draw:style-name="gr26" draw:text-style-name="P1" draw:layer="layout" draw:type="lines" draw:line-skew="5.898cm -1.199cm" svg:x1="3cm" svg:y1="14.9cm" svg:x2="11.1cm" svg:y2="14.05cm" draw:start-shape="id34" draw:start-glue-point="7" draw:end-shape="id33" draw:end-glue-point="3" svg:d="m3000 14900h6400v-850h1700" svg:viewBox="0 0 8101 851">
          <text:p/>
        </draw:connector>
        <draw:frame draw:style-name="gr30" draw:text-style-name="P6" draw:layer="layout" svg:width="0.718cm" svg:height="0.683cm" svg:x="3.8cm" svg:y="5.4cm">
          <draw:text-box>
            <text:p><text:span text:style-name="T4">2</text:span></text:p>
          </draw:text-box>
        </draw:frame>
        <draw:frame draw:style-name="gr30" draw:text-style-name="P6" draw:layer="layout" svg:width="0.718cm" svg:height="0.683cm" svg:x="5.5cm" svg:y="5.401cm">
          <draw:text-box>
            <text:p><text:span text:style-name="T4">2</text:span></text:p>
          </draw:text-box>
        </draw:frame>
        <draw:frame draw:style-name="gr30" draw:text-style-name="P6" draw:layer="layout" svg:width="0.718cm" svg:height="0.683cm" svg:x="8.4cm" svg:y="5.402cm">
          <draw:text-box>
            <text:p><text:span text:style-name="T4">2</text:span></text:p>
          </draw:text-box>
        </draw:frame>
        <draw:frame draw:style-name="gr30" draw:text-style-name="P6" draw:layer="layout" svg:width="0.718cm" svg:height="0.683cm" svg:x="3.782cm" svg:y="6.5cm">
          <draw:text-box>
            <text:p><text:span text:style-name="T4">3</text:span></text:p>
          </draw:text-box>
        </draw:frame>
        <draw:frame draw:style-name="gr30" draw:text-style-name="P6" draw:layer="layout" svg:width="0.718cm" svg:height="0.683cm" svg:x="5.482cm" svg:y="6.501cm">
          <draw:text-box>
            <text:p><text:span text:style-name="T4">3</text:span></text:p>
          </draw:text-box>
        </draw:frame>
        <draw:frame draw:style-name="gr30" draw:text-style-name="P6" draw:layer="layout" svg:width="0.718cm" svg:height="0.683cm" svg:x="8.382cm" svg:y="6.502cm">
          <draw:text-box>
            <text:p><text:span text:style-name="T4">3</text:span></text:p>
          </draw:text-box>
        </draw:frame>
        <draw:frame draw:style-name="gr28" draw:text-style-name="P6" draw:layer="layout" svg:width="0.934cm" svg:height="0.683cm" svg:x="21cm" svg:y="1.2cm">
          <draw:text-box>
            <text:p><text:span text:style-name="T4">10</text:span></text:p>
          </draw:text-box>
        </draw:frame>
        <draw:frame draw:style-name="gr28" draw:text-style-name="P6" draw:layer="layout" svg:width="0.718cm" svg:height="0.683cm" svg:x="13.3cm" svg:y="2.9cm">
          <draw:text-box>
            <text:p><text:span text:style-name="T4">1</text:span></text:p>
          </draw:text-box>
        </draw:frame>
        <draw:frame draw:style-name="gr28" draw:text-style-name="P6" draw:layer="layout" svg:width="0.718cm" svg:height="0.683cm" svg:x="15.8cm" svg:y="4.6cm">
          <draw:text-box>
            <text:p><text:span text:style-name="T4">4</text:span></text:p>
          </draw:text-box>
        </draw:frame>
        <draw:line draw:style-name="gr31" draw:text-style-name="P7" draw:layer="layout" svg:x1="10.7cm" svg:y1="9.7cm" svg:x2="13.3cm" svg:y2="9.7cm">
          <text:p/>
        </draw:line>
        <draw:connector draw:style-name="gr32" draw:text-style-name="P7" draw:layer="layout" draw:type="line" svg:x1="11.997cm" svg:y1="10.2cm" svg:x2="3.5cm" svg:y2="12.85cm" draw:start-shape="id28" draw:start-glue-point="2" draw:end-shape="id35" draw:end-glue-point="1" svg:d="m11997 10200-8497 2650" svg:viewBox="0 0 8498 2651">
          <text:p/>
        </draw:connector>
        <draw:connector draw:style-name="gr33" draw:text-style-name="P7" draw:layer="layout" draw:type="line" svg:x1="10.695cm" svg:y1="8.294cm" svg:x2="8.234cm" svg:y2="7.1cm" draw:start-shape="id28" draw:start-glue-point="3" draw:end-shape="id26" draw:end-glue-point="2" svg:d="m10695 8294-2461-1194" svg:viewBox="0 0 2462 1195">
          <text:p/>
        </draw:connector>
        <draw:connector draw:style-name="gr33" draw:text-style-name="P7" draw:layer="layout" draw:type="line" svg:x1="10.695cm" svg:y1="8.294cm" svg:x2="5.35cm" svg:y2="7.1cm" draw:start-shape="id28" draw:start-glue-point="3" draw:end-shape="id24" draw:end-glue-point="2" svg:d="m10695 8294-5345-1194" svg:viewBox="0 0 5346 1195">
          <text:p/>
        </draw:connector>
        <draw:connector draw:style-name="gr33" draw:text-style-name="P7" draw:layer="layout" draw:type="line" svg:x1="10.695cm" svg:y1="8.294cm" svg:x2="3.6cm" svg:y2="7.1cm" draw:start-shape="id28" draw:start-glue-point="3" draw:end-shape="id22" draw:end-glue-point="2" svg:d="m10695 8294-7095-1194" svg:viewBox="0 0 7096 1195">
          <text:p/>
        </draw:connector>
        <draw:frame draw:style-name="gr28" draw:text-style-name="P8" draw:layer="layout" svg:width="1.823cm" svg:height="0.683cm" svg:x="5.8cm" svg:y="7.5cm">
          <draw:text-box>
            <text:p><text:span text:style-name="T5">pthread</text:span></text:p>
          </draw:text-box>
        </draw:frame>
        <draw:frame draw:style-name="gr28" draw:text-style-name="P8" draw:layer="layout" svg:width="1.823cm" svg:height="0.683cm" svg:x="14.423cm" svg:y="7.617cm">
          <draw:text-box>
            <text:p><text:span text:style-name="T5">pthread</text:span></text:p>
          </draw:text-box>
        </draw:frame>
        <draw:connector draw:style-name="gr33" draw:text-style-name="P7" draw:layer="layout" draw:type="line" svg:x1="13.3cm" svg:y1="8.294cm" svg:x2="14.3cm" svg:y2="6.538cm" draw:start-shape="id28" draw:start-glue-point="1" draw:end-shape="id2" draw:end-glue-point="3" svg:d="m13300 8294 1000-1756" svg:viewBox="0 0 1001 1757">
          <text:p/>
        </draw:connector>
        <draw:frame draw:style-name="gr34" draw:text-style-name="P6" draw:layer="layout" svg:width="0.718cm" svg:height="0.683cm" svg:x="12.8cm" svg:y="9.6cm">
          <draw:text-box>
            <text:p><text:span text:style-name="T4">8</text:span></text:p>
          </draw:text-box>
        </draw:frame>
        <draw:frame draw:style-name="gr34" draw:text-style-name="P6" draw:layer="layout" svg:width="0.718cm" svg:height="0.683cm" svg:x="21.2cm" svg:y="8.7cm">
          <draw:text-box>
            <text:p><text:span text:style-name="T4">5</text:span></text:p>
          </draw:text-box>
        </draw:frame>
        <draw:frame draw:style-name="gr35" draw:text-style-name="P6" draw:layer="layout" svg:width="0.718cm" svg:height="0.683cm" svg:x="11.8cm" svg:y="13.4cm">
          <draw:text-box>
            <text:p><text:span text:style-name="T4">6</text:span></text:p>
          </draw:text-box>
        </draw:frame>
        <draw:frame draw:style-name="gr34" draw:text-style-name="P6" draw:layer="layout" svg:width="0.718cm" svg:height="0.683cm" svg:x="13.8cm" svg:y="12.2cm">
          <draw:text-box>
            <text:p><text:span text:style-name="T4">7</text:span></text:p>
          </draw:text-box>
        </draw:frame>
        <draw:frame draw:style-name="gr34" draw:text-style-name="P6" draw:layer="layout" svg:width="0.718cm" svg:height="0.683cm" svg:x="21.2cm" svg:y="4.9cm">
          <draw:text-box>
            <text:p><text:span text:style-name="T4">9</text:span></text:p>
          </draw:text-box>
        </draw:frame>
        <draw:connector draw:style-name="gr33" draw:text-style-name="P7" draw:layer="layout" draw:type="curve" draw:line-skew="0.288cm -0.634cm" svg:x1="15.334cm" svg:y1="8.4cm" svg:x2="13.728cm" svg:y2="12.85cm" draw:start-shape="id2" draw:start-glue-point="2" draw:end-shape="id29" draw:end-glue-point="3" svg:d="m15334 8400c0 2082-1371 1735-2198 2327s-1110 2123 592 2123" svg:viewBox="0 0 2855 4451">
          <text:p/>
        </draw:connector>
        <draw:frame draw:style-name="gr34" draw:text-style-name="P9" draw:layer="layout" svg:width="0.913cm" svg:height="0.645cm" svg:x="17.4cm" svg:y="11.1cm">
          <draw:text-box>
            <text:p><text:span text:style-name="T6">rtp</text:span></text:p>
          </draw:text-box>
        </draw:frame>
        <draw:frame draw:style-name="gr34" draw:text-style-name="P8" draw:layer="layout" svg:width="0.913cm" svg:height="0.645cm" svg:x="17.401cm" svg:y="12.301cm">
          <draw:text-box>
            <text:p><text:span text:style-name="T6">rtp</text:span></text:p>
          </draw:text-box>
        </draw:frame>
        <draw:frame draw:style-name="gr34" draw:text-style-name="P10" draw:layer="layout" svg:width="0.913cm" svg:height="0.645cm" svg:x="17.402cm" svg:y="13.502cm">
          <draw:text-box>
            <text:p><text:span text:style-name="T6">rtp</text:span></text:p>
          </draw:text-box>
        </draw:frame>
        <draw:frame draw:style-name="gr34" draw:text-style-name="P6" draw:layer="layout" svg:width="1.154cm" svg:height="0.683cm" svg:x="22.3cm" svg:y="10.6cm">
          <draw:text-box>
            <text:p><text:span text:style-name="T5">rtsp</text:span></text:p>
          </draw:text-box>
        </draw:frame>
        <draw:frame draw:style-name="gr34" draw:text-style-name="P6" draw:layer="layout" svg:width="1.569cm" svg:height="0.683cm" svg:x="26.8cm" svg:y="6.9cm">
          <draw:text-box>
            <text:p><text:span text:style-name="T4">firefox</text:span></text:p>
          </draw:text-box>
        </draw:frame>
        <draw:frame draw:style-name="gr34" draw:text-style-name="P8" draw:layer="layout" svg:width="1.154cm" svg:height="0.683cm" svg:x="22.1cm" svg:y="7cm">
          <draw:text-box>
            <text:p><text:span text:style-name="T5">http</text:span></text:p>
          </draw:text-box>
        </draw:frame>
        <draw:frame draw:style-name="gr34" draw:text-style-name="P8" draw:layer="layout" svg:width="1.154cm" svg:height="0.683cm" svg:x="3.9cm" svg:y="3.7cm">
          <draw:text-box>
            <text:p><text:span text:style-name="T5">rtsp</text:span></text:p>
          </draw:text-box>
        </draw:frame>
        <draw:frame draw:style-name="gr34" draw:text-style-name="P8" draw:layer="layout" svg:width="1.366cm" svg:height="0.683cm" svg:x="1.7cm" svg:y="8.859cm">
          <draw:text-box>
            <text:p><text:span text:style-name="T5">h264</text:span></text:p>
          </draw:text-box>
        </draw:frame>
        <draw:frame draw:style-name="gr34" draw:text-style-name="P8" draw:layer="layout" svg:width="1.26cm" svg:height="0.683cm" svg:x="1.7cm" svg:y="14.56cm">
          <draw:text-box>
            <text:p><text:span text:style-name="T5">mp4</text:span></text:p>
          </draw:text-box>
        </draw:frame>
        <draw:connector draw:style-name="gr22" draw:text-style-name="P1" draw:layer="layout" draw:type="line" svg:x1="13.9cm" svg:y1="11.65cm" svg:x2="16.202cm" svg:y2="11.65cm" draw:start-shape="id8" draw:start-glue-point="3" svg:d="m13900 11650h2302" svg:viewBox="0 0 2303 1">
          <text:p/>
        </draw:connector>
        <draw:connector draw:style-name="gr22" draw:text-style-name="P1" draw:layer="layout" draw:type="line" svg:x1="13.9cm" svg:y1="14.05cm" svg:x2="16.202cm" svg:y2="14.05cm" svg:d="m13900 14050h2302" svg:viewBox="0 0 230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unifont" style:font-family-generic-asian="system" style:font-pitch-asian="variable" style:font-size-asian="18pt" style:font-family-complex="unifont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23:48:20</meta:creation-date>
    <dc:date>2013-06-17T00:53:46</dc:date>
    <meta:editing-duration>PT22M26S</meta:editing-duration>
    <meta:editing-cycles>6</meta:editing-cycles>
    <meta:generator>LibreOffice/4.0.3.3$Linux_x86 LibreOffice_project/400m0$Build-3</meta:generator>
    <meta:document-statistic meta:object-count="118"/>
  </office:meta>
</office:document-meta>
</file>